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ika" svg:font-family="Andi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ika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ndika" fo:font-size="14pt" style:font-size-asian="14pt" style:font-size-complex="14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614in" svg:y="1.2736in">
            <draw:object draw:notify-on-update-of-ranges="Sheet1.A2:Sheet1.A5 Sheet1.B1:Sheet1.B1 Sheet1.B2:Sheet1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49in" svg:x="6.7425in" svg:y="1.6524in">
            <draw:object draw:notify-on-update-of-ranges="Sheet1.K2:Sheet1.K5 Sheet1.L1:Sheet1.L1 Sheet1.L2:Sheet1.L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2">
          <table:table-cell office:value-type="string">
            <text:p>Fsize</text:p>
          </table:table-cell>
          <table:table-cell office:value-type="string">
            <text:p>Accuracy</text:p>
          </table:table-cell>
          <table:table-cell table:number-columns-repeated="8"/>
          <table:table-cell table:style-name="ce2" office:value-type="string">
            <text:p>Fsize</text:p>
          </table:table-cell>
          <table:table-cell table:style-name="ce2" office:value-type="string">
            <text:p>Accuracy</text:p>
          </table:table-cell>
          <table:table-cell table:number-columns-repeated="1012"/>
        </table:table-row>
        <table:table-row table:style-name="ro4">
          <table:table-cell office:value-type="float" office:value="5">
            <text:p>5</text:p>
          </table:table-cell>
          <table:table-cell office:value-type="float" office:value="0.766597">
            <text:p>0.766597</text:p>
          </table:table-cell>
          <table:table-cell table:number-columns-repeated="8"/>
          <table:table-cell table:style-name="ce2" office:value-type="float" office:value="5">
            <text:p>5</text:p>
          </table:table-cell>
          <table:table-cell table:style-name="ce2" office:value-type="float" office:value="0.878709">
            <text:p>0.878709</text:p>
          </table:table-cell>
          <table:table-cell table:number-columns-repeated="1012"/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0.787395">
            <text:p>0.787395</text:p>
          </table:table-cell>
          <table:table-cell table:number-columns-repeated="8"/>
          <table:table-cell table:style-name="ce2" office:value-type="float" office:value="10">
            <text:p>10</text:p>
          </table:table-cell>
          <table:table-cell table:style-name="ce2" office:value-type="float" office:value="0.883915">
            <text:p>0.883915</text:p>
          </table:table-cell>
          <table:table-cell table:number-columns-repeated="1012"/>
        </table:table-row>
        <table:table-row table:style-name="ro4">
          <table:table-cell office:value-type="float" office:value="20">
            <text:p>20</text:p>
          </table:table-cell>
          <table:table-cell office:value-type="float" office:value="0.791807">
            <text:p>0.791807</text:p>
          </table:table-cell>
          <table:table-cell table:number-columns-repeated="8"/>
          <table:table-cell table:style-name="ce2" office:value-type="float" office:value="20">
            <text:p>20</text:p>
          </table:table-cell>
          <table:table-cell table:style-name="ce2" office:value-type="float" office:value="0.914628">
            <text:p>0.914628</text:p>
          </table:table-cell>
          <table:table-cell table:number-columns-repeated="1012"/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0.796218">
            <text:p>0.796218</text:p>
          </table:table-cell>
          <table:table-cell table:number-columns-repeated="8"/>
          <table:table-cell table:style-name="ce2" office:value-type="float" office:value="50">
            <text:p>50</text:p>
          </table:table-cell>
          <table:table-cell table:style-name="ce2" office:value-type="float" office:value="0.917751">
            <text:p>0.917751</text:p>
          </table:table-cell>
          <table:table-cell table:number-columns-repeated="101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ika" svg:font-family="Andik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itanya </meta:initial-creator>
    <meta:creation-date>2012-10-21T15:51:01</meta:creation-date>
    <dc:date>2012-10-25T16:47:21</dc:date>
    <dc:creator>Chaitanya </dc:creator>
    <meta:editing-duration>PT11M19S</meta:editing-duration>
    <meta:editing-cycles>3</meta:editing-cycles>
    <meta:generator>LibreOffice/3.5$Linux_x86 LibreOffice_project/350m1$Build-2</meta:generator>
    <meta:document-statistic meta:table-count="3" meta:cell-count="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resolution="4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Accuracy vs. Number of Words</text:p>
        </chart:title>
        <chart:subtitle svg:x="6.898cm" svg:y="1.275cm" chart:style-name="ch3">
          <text:p>Training Set</text:p>
        </chart:subtitle>
        <chart:legend chart:legend-position="end" svg:x="13.2cm" svg:y="4.201cm" style:legend-expansion="high" chart:style-name="ch4"/>
        <chart:plot-area chart:style-name="ch5" table:cell-range-address="Sheet1.A2:Sheet1.B5 Sheet1.B1:Sheet1.B1" chart:data-source-has-labels="both" svg:x="1.331cm" svg:y="2.318cm" svg:width="11.23cm" svg:height="5.521cm">
          <chartooo:coordinate-region svg:x="2.429cm" svg:y="2.517cm" svg:width="9.945cm" svg:height="4.675cm"/>
          <chart:axis chart:dimension="x" chart:name="primary-x" chart:style-name="ch6" chartooo:axis-type="auto">
            <chartooo:date-scale/>
            <chart:title svg:x="5.156cm" svg:y="8.019cm" chart:style-name="ch7">
              <text:p>Number of Words (fsize)</text:p>
            </chart:title>
            <chart:categories table:cell-range-address="Sheet1.A2:Sheet1.A5"/>
            <chart:grid chart:style-name="ch8" chart:class="major"/>
          </chart:axis>
          <chart:axis chart:dimension="y" chart:name="primary-y" chart:style-name="ch6">
            <chart:title svg:x="0.451cm" svg:y="5.797cm" chart:style-name="ch9">
              <text:p>Accuracy</text:p>
            </chart:title>
            <chart:grid chart:style-name="ch8" chart:class="major"/>
          </chart:axis>
          <chart:series chart:style-name="ch10" chart:values-cell-range-address="Sheet1.B2:Sheet1.B5" chart:label-cell-address="Sheet1.B1:Sheet1.B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2:Sheet1.A5</svg:desc>
                </draw:g>
              </table:table-cell>
              <table:table-cell office:value-type="float" office:value="0.766597">
                <text:p>0.766597</text:p>
                <draw:g>
                  <svg:desc>Sheet1.B2:Sheet1.B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87395">
                <text:p>0.7873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91807">
                <text:p>0.7918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96218">
                <text:p>0.796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resolution="4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86cm" svg:y="0.316cm" chart:style-name="ch2">
          <text:p>Accuracy vs Number of Words</text:p>
        </chart:title>
        <chart:subtitle svg:x="6.95cm" svg:y="1.275cm" chart:style-name="ch3">
          <text:p>Testing Set</text:p>
        </chart:subtitle>
        <chart:legend chart:legend-position="end" svg:x="13.199cm" svg:y="4.203cm" style:legend-expansion="high" chart:style-name="ch4"/>
        <chart:plot-area chart:style-name="ch5" table:cell-range-address="Sheet1.K2:Sheet1.L5 Sheet1.L1:Sheet1.L1" chart:data-source-has-labels="both" svg:x="1.33cm" svg:y="2.318cm" svg:width="11.231cm" svg:height="5.526cm">
          <chartooo:coordinate-region svg:x="2.242cm" svg:y="2.517cm" svg:width="10.132cm" svg:height="4.681cm"/>
          <chart:axis chart:dimension="x" chart:name="primary-x" chart:style-name="ch6" chartooo:axis-type="auto">
            <chartooo:date-scale/>
            <chart:title svg:x="5.181cm" svg:y="8.024cm" chart:style-name="ch7">
              <text:p>Number of words (fsize)</text:p>
            </chart:title>
            <chart:categories table:cell-range-address="Sheet1.K2:Sheet1.K5"/>
          </chart:axis>
          <chart:axis chart:dimension="y" chart:name="primary-y" chart:style-name="ch6">
            <chart:title svg:x="0.451cm" svg:y="5.8cm" chart:style-name="ch8">
              <text:p>Accuracy</text:p>
            </chart:title>
            <chart:grid chart:style-name="ch9" chart:class="major"/>
          </chart:axis>
          <chart:series chart:style-name="ch10" chart:values-cell-range-address="Sheet1.L2:Sheet1.L5" chart:label-cell-address="Sheet1.L1:Sheet1.L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K2:Sheet1.K5</svg:desc>
                </draw:g>
              </table:table-cell>
              <table:table-cell office:value-type="float" office:value="0.878709">
                <text:p>0.878709</text:p>
                <draw:g>
                  <svg:desc>Sheet1.L2:Sheet1.L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83915">
                <text:p>0.8839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14628">
                <text:p>0.9146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17751">
                <text:p>0.9177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